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22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4704" calcext:value-type="float">
            <text:p>2.58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2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4784" calcext:value-type="float">
            <text:p>3.2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8 13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8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9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5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5328" calcext:value-type="float">
            <text:p>3.0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1488" calcext:value-type="float">
            <text:p>2.76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9048" calcext:value-type="float">
            <text:p>2.2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7 15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4 13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6584" calcext:value-type="float">
            <text:p>2.3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5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4352" calcext:value-type="float">
            <text:p>2.0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5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4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8504" calcext:value-type="float">
            <text:p>2.50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5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4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992" calcext:value-type="float">
            <text:p>2.22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1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2304" calcext:value-type="float">
            <text:p>2.43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6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22" calcext:value-type="float">
            <text:p>2.3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8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1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748" calcext:value-type="float">
            <text:p>2.69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1072" calcext:value-type="float">
            <text:p>2.4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5184" calcext:value-type="float">
            <text:p>2.61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8816" calcext:value-type="float">
            <text:p>2.71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796" calcext:value-type="float">
            <text:p>2.72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2928" calcext:value-type="float">
            <text:p>2.85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6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6016" calcext:value-type="float">
            <text:p>3.1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2488" calcext:value-type="float">
            <text:p>3.14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276" calcext:value-type="float">
            <text:p>3.0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228" calcext:value-type="float">
            <text:p>3.0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3616" calcext:value-type="float">
            <text:p>3.0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3136" calcext:value-type="float">
            <text:p>2.9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3992" calcext:value-type="float">
            <text:p>2.9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3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6184" calcext:value-type="float">
            <text:p>2.99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4304" calcext:value-type="float">
            <text:p>3.1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9816" calcext:value-type="float">
            <text:p>3.0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0192" calcext:value-type="float">
            <text:p>3.0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3096" calcext:value-type="float">
            <text:p>2.67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2992" calcext:value-type="float">
            <text:p>2.60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7336" calcext:value-type="float">
            <text:p>2.30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6856" calcext:value-type="float">
            <text:p>2.2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6272" calcext:value-type="float">
            <text:p>2.1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1928" calcext:value-type="float">
            <text:p>2.47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6312" calcext:value-type="float">
            <text:p>2.4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4496" calcext:value-type="float">
            <text:p>2.4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7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6104" calcext:value-type="float">
            <text:p>2.3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5144" calcext:value-type="float">
            <text:p>2.2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0488" calcext:value-type="float">
            <text:p>2.38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468" calcext:value-type="float">
            <text:p>3.15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0296" calcext:value-type="float">
            <text:p>3.1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2384" calcext:value-type="float">
            <text:p>3.07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4472" calcext:value-type="float">
            <text:p>3.01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1112" calcext:value-type="float">
            <text:p>2.8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2552" calcext:value-type="float">
            <text:p>2.8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2176" calcext:value-type="float">
            <text:p>2.9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9024" calcext:value-type="float">
            <text:p>2.8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7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1656" calcext:value-type="float">
            <text:p>2.5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46" calcext:value-type="float">
            <text:p>2.5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16" calcext:value-type="float">
            <text:p>2.42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0968" calcext:value-type="float">
            <text:p>2.41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3848" calcext:value-type="float">
            <text:p>2.59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8712" calcext:value-type="float">
            <text:p>2.6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18" calcext:value-type="float">
            <text:p>2.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9984" calcext:value-type="float">
            <text:p>2.9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4744" calcext:value-type="float">
            <text:p>2.9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656" calcext:value-type="float">
            <text:p>2.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3512" calcext:value-type="float">
            <text:p>2.95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132" calcext:value-type="float">
            <text:p>2.9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8272" calcext:value-type="float">
            <text:p>2.9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8168" calcext:value-type="float">
            <text:p>2.86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8544" calcext:value-type="float">
            <text:p>2.8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0152" calcext:value-type="float">
            <text:p>2.7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8064" calcext:value-type="float">
            <text:p>2.79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2824" calcext:value-type="float">
            <text:p>2.78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5872" calcext:value-type="float">
            <text:p>2.7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3576" calcext:value-type="float">
            <text:p>2.70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5768" calcext:value-type="float">
            <text:p>2.71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0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3408" calcext:value-type="float">
            <text:p>2.8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0464" calcext:value-type="float">
            <text:p>2.9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3344" calcext:value-type="float">
            <text:p>3.1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7248" calcext:value-type="float">
            <text:p>3.1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2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232" calcext:value-type="float">
            <text:p>3.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0504" calcext:value-type="float">
            <text:p>3.2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4512" calcext:value-type="float">
            <text:p>3.33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9648" calcext:value-type="float">
            <text:p>3.27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8584" calcext:value-type="float">
            <text:p>3.1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0776" calcext:value-type="float">
            <text:p>3.16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42" calcext:value-type="float">
            <text:p>3.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8104" calcext:value-type="float">
            <text:p>3.1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4952" calcext:value-type="float">
            <text:p>3.0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0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5808" calcext:value-type="float">
            <text:p>3.0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6664" calcext:value-type="float">
            <text:p>3.0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4368" calcext:value-type="float">
            <text:p>2.94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35224" calcext:value-type="float">
            <text:p>2.9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1216" calcext:value-type="float">
            <text:p>2.8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7312" calcext:value-type="float">
            <text:p>2.8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74264" calcext:value-type="float">
            <text:p>2.87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8892" calcext:value-type="float">
            <text:p>2.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4536" calcext:value-type="float">
            <text:p>2.7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7104" calcext:value-type="float">
            <text:p>2.7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0048" calcext:value-type="float">
            <text:p>2.67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5664" calcext:value-type="float">
            <text:p>2.6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0736" calcext:value-type="float">
            <text:p>2.8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9232" calcext:value-type="float">
            <text:p>2.99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90088" calcext:value-type="float">
            <text:p>2.99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9128" calcext:value-type="float">
            <text:p>2.92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3032" calcext:value-type="float">
            <text:p>2.9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6456" calcext:value-type="float">
            <text:p>2.8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2072" calcext:value-type="float">
            <text:p>2.8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5016" calcext:value-type="float">
            <text:p>2.7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2344" calcext:value-type="float">
            <text:p>2.75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3304" calcext:value-type="float">
            <text:p>2.8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91968" calcext:value-type="float">
            <text:p>2.7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0632" calcext:value-type="float">
            <text:p>2.77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5392" calcext:value-type="float">
            <text:p>2.75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4912" calcext:value-type="float">
            <text:p>2.72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9088" calcext:value-type="float">
            <text:p>2.60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5456" calcext:value-type="float">
            <text:p>2.5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7816" calcext:value-type="float">
            <text:p>2.33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1408" calcext:value-type="float">
            <text:p>2.1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224" calcext:value-type="float">
            <text:p>2.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6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7376" calcext:value-type="float">
            <text:p>2.62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512" calcext:value-type="float">
            <text:p>2.5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9568" calcext:value-type="float">
            <text:p>2.63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176" calcext:value-type="float">
            <text:p>2.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0424" calcext:value-type="float">
            <text:p>2.6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0604" calcext:value-type="float">
            <text:p>2.6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8984" calcext:value-type="float">
            <text:p>2.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6208" calcext:value-type="float">
            <text:p>2.4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9632" calcext:value-type="float">
            <text:p>2.38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3912" calcext:value-type="float">
            <text:p>2.3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2952" calcext:value-type="float">
            <text:p>2.2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3328" calcext:value-type="float">
            <text:p>2.2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1864" calcext:value-type="float">
            <text:p>2.7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6624" calcext:value-type="float">
            <text:p>2.70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5288" calcext:value-type="float">
            <text:p>2.68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9944" calcext:value-type="float">
            <text:p>2.59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556" calcext:value-type="float">
            <text:p>2.5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3744" calcext:value-type="float">
            <text:p>2.52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0112" calcext:value-type="float">
            <text:p>2.4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0592" calcext:value-type="float">
            <text:p>2.4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8672" calcext:value-type="float">
            <text:p>2.3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2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3016" calcext:value-type="float">
            <text:p>2.0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2688" calcext:value-type="float">
            <text:p>0.9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0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1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596" calcext:value-type="float">
            <text:p>1.9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4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10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8152" calcext:value-type="float">
            <text:p>1.9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9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8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8 13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7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6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2 15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4664" calcext:value-type="float">
            <text:p>2.2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2848" calcext:value-type="float">
            <text:p>2.2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5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456" calcext:value-type="float">
            <text:p>2.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3976" calcext:value-type="float">
            <text:p>2.0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9968" calcext:value-type="float">
            <text:p>2.0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4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3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788" calcext:value-type="float">
            <text:p>2.0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4224" calcext:value-type="float">
            <text:p>2.5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4808" calcext:value-type="float">
            <text:p>2.65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1384" calcext:value-type="float">
            <text:p>2.6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652" calcext:value-type="float">
            <text:p>2.63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4328" calcext:value-type="float">
            <text:p>2.62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6896" calcext:value-type="float">
            <text:p>2.5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984" calcext:value-type="float">
            <text:p>2.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0696" calcext:value-type="float">
            <text:p>2.5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9152" calcext:value-type="float">
            <text:p>2.35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3056" calcext:value-type="float">
            <text:p>2.35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172" calcext:value-type="float">
            <text:p>2.3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20-01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3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0864" calcext:value-type="float">
            <text:p>2.34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768" calcext:value-type="float">
            <text:p>2.3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4392" calcext:value-type="float">
            <text:p>2.3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5832" calcext:value-type="float">
            <text:p>2.46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0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0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412" calcext:value-type="float">
            <text:p>2.4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0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9736" calcext:value-type="float">
            <text:p>2.4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0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0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4016" calcext:value-type="float">
            <text:p>2.41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0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9256" calcext:value-type="float">
            <text:p>2.42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0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2-0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6416" calcext:value-type="float">
            <text:p>2.5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26792" calcext:value-type="float">
            <text:p>2.52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4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3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2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1176" calcext:value-type="float">
            <text:p>2.5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1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9464" calcext:value-type="float">
            <text:p>2.56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2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19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18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508" calcext:value-type="float">
            <text:p>2.54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17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16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1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24E3</text:p>
          </table:table-cell>
          <table:table-cell office:value-type="string" calcext:value-type="string">
            <text:p>Montford Point</text:p>
          </table:table-cell>
          <table:table-cell office:value-type="string" calcext:value-type="string">
            <text:p>2019-11-14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5496" calcext:value-type="float">
            <text:p>2.82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3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42" meta:object-count="0"/>
    <meta:user-defined meta:name="AppVersion">3.0</meta:user-defined>
  </office:meta>
</office:document-meta>
</file>